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list-style-name="Numbering123" style:family="paragraph"/>
    <style:style style:name="P4" style:parent-style-name="Standard" style:family="paragraph">
      <style:paragraph-properties fo:margin-left="0.2479in">
        <style:tab-stops/>
      </style:paragraph-properties>
    </style:style>
    <style:style style:name="P5" style:parent-style-name="Standard" style:list-style-name="Numbering123" style:family="paragraph"/>
    <style:style style:name="P6" style:parent-style-name="Standard" style:list-style-name="Numbering123" style:family="paragraph"/>
    <style:style style:name="P7" style:parent-style-name="Standard" style:list-style-name="Numbering123" style:family="paragraph"/>
    <style:style style:name="P8" style:parent-style-name="Standard" style:list-style-name="Numbering123" style:family="paragraph"/>
    <style:style style:name="P9" style:parent-style-name="Standard" style:list-style-name="Numbering123" style:family="paragraph">
      <style:text-properties fo:color="#FF0000"/>
    </style:style>
    <style:style style:name="P10" style:parent-style-name="Standard" style:family="paragraph">
      <style:text-properties fo:color="#FF0000"/>
    </style:style>
    <style:style style:name="P11" style:parent-style-name="Standard" style:list-style-name="Numbering123" style:family="paragraph"/>
    <style:style style:name="P12" style:parent-style-name="Standard" style:list-style-name="Numbering123" style:family="paragraph"/>
    <style:style style:name="P13" style:parent-style-name="Standard" style:list-style-name="Numbering123" style:family="paragraph"/>
    <style:style style:name="P14" style:parent-style-name="Standard" style:list-style-name="Numbering123" style:family="paragraph">
      <style:text-properties fo:color="#FF0000"/>
    </style:style>
    <style:style style:name="P15" style:parent-style-name="Standard" style:list-style-name="Numbering123" style:family="paragraph"/>
    <style:style style:name="P16" style:parent-style-name="Standard" style:list-style-name="Numbering123" style:family="paragraph"/>
    <style:style style:name="T17" style:parent-style-name="DefaultParagraphFont" style:family="text">
      <style:text-properties fo:color="#FF0000"/>
    </style:style>
    <style:style style:name="T18" style:parent-style-name="DefaultParagraphFont" style:family="text">
      <style:text-properties fo:color="#FF0000"/>
    </style:style>
    <style:style style:name="P19" style:parent-style-name="Standard" style:list-style-name="Numbering123" style:family="paragraph"/>
    <style:style style:name="P20" style:parent-style-name="Standard" style:list-style-name="Numbering123" style:family="paragraph"/>
  </office:automatic-styles>
  <office:body>
    <office:text text:use-soft-page-breaks="true">
      <text:p text:style-name="P1">CLOUD COMPUTING</text:p>
      <text:p text:style-name="P2"/>
      <text:list text:style-name="Numbering123">
        <text:list-item text:start-value="1">
          <text:p text:style-name="P3">Explain High-Performance Computing (HPC) and discuss its key characteristics. How does HPC differ from traditional computing models?</text:p>
        </text:list-item>
      </text:list>
      <text:p text:style-name="P4"/>
      <text:list text:style-name="Numbering123" text:continue-numbering="true">
        <text:list-item>
          <text:p text:style-name="P5">Compare and contrast Parallel<text:s/>Computing and Distributed Computing. Discuss their advantages and typical use cases.</text:p>
        </text:list-item>
      </text:list>
      <text:p text:style-name="Standard"/>
      <text:list text:style-name="Numbering123" text:continue-numbering="true">
        <text:list-item>
          <text:p text:style-name="P6">Describe Mobile Computing and its significance in modern technology. What are the challenges associated with mobile computing?</text:p>
        </text:list-item>
      </text:list>
      <text:p text:style-name="Standard"/>
      <text:list text:style-name="Numbering123" text:continue-numbering="true">
        <text:list-item>
          <text:p text:style-name="P7">Define Grid Computing and describe its key<text:s/>components. How does Grid Computing differ from Cloud Computing?</text:p>
        </text:list-item>
      </text:list>
      <text:p text:style-name="Standard"/>
      <text:list text:style-name="Numbering123" text:continue-numbering="true">
        <text:list-item>
          <text:p text:style-name="P8">What is Cluster Computing? Describe the architecture of a cluster and explain how it enhances computational performance.</text:p>
        </text:list-item>
      </text:list>
      <text:p text:style-name="Standard"/>
      <text:list text:style-name="Numbering123" text:continue-numbering="true">
        <text:list-item>
          <text:p text:style-name="P9">Define Nano Computing. Discuss the technological challenges and potential future advancements in this area.</text:p>
        </text:list-item>
      </text:list>
      <text:p text:style-name="P10"/>
      <text:list text:style-name="Numbering123" text:continue-numbering="true">
        <text:list-item>
          <text:p text:style-name="P11">Define Cloud Computing and outline its key characteristics. How does Cloud Computing differ from traditional IT infrastructure?</text:p>
        </text:list-item>
      </text:list>
      <text:p text:style-name="Standard"/>
      <text:list text:style-name="Numbering123" text:continue-numbering="true">
        <text:list-item>
          <text:p text:style-name="P12">Discuss the five essential characteristics of Cloud Computing as defined by NIST. Provide examples to illustrate each characteristic.</text:p>
        </text:list-item>
      </text:list>
      <text:p text:style-name="Standard"/>
      <text:list text:style-name="Numbering123" text:continue-numbering="true">
        <text:list-item>
          <text:p text:style-name="P13">Describe the economic benefits of Cloud Computing for businesses. How does the pay-as-you-go model impact operational costs?</text:p>
        </text:list-item>
      </text:list>
      <text:p text:style-name="Standard"/>
      <text:list text:style-name="Numbering123" text:continue-numbering="true">
        <text:list-item>
          <text:p text:style-name="P14">Describe Cloud Computing as a platform. What are the main components involved in<text:s/>this model and how do they contribute to the cloud ecosystem?</text:p>
        </text:list-item>
      </text:list>
      <text:p text:style-name="Standard"/>
      <text:list text:style-name="Numbering123" text:continue-numbering="true">
        <text:list-item>
          <text:p text:style-name="P15">Explain the anatomy of the cloud. How do various components interact to provide cloud services?</text:p>
        </text:list-item>
      </text:list>
      <text:p text:style-name="Standard"/>
      <text:list text:style-name="Numbering123" text:continue-numbering="true">
        <text:list-item>
          <text:p text:style-name="P16"><text:span text:style-name="T17">What are cloud monitoring and performance management? Discuss the tools and techniques used for</text:span><text:span text:style-name="T18"><text:s/>monitoring cloud services and ensuring optimal performance</text:span>.</text:p>
        </text:list-item>
      </text:list>
      <text:p text:style-name="Standard"/>
      <text:list text:style-name="Numbering123" text:continue-numbering="true">
        <text:list-item>
          <text:p text:style-name="P19">Describe the different types of cloud storage services. How do they differ in terms of functionality and use cases?</text:p>
        </text:list-item>
      </text:list>
      <text:p text:style-name="Standard"/>
      <text:list text:style-name="Numbering123" text:continue-numbering="true">
        <text:list-item>
          <text:p text:style-name="P20">What are the common applications hosted on the cloud? Provide examples and discuss their advantage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</dc:creator>
    <meta:creation-date>2024-08-01T12:04:00Z</meta:creation-date>
    <dc:date>2024-08-04T17:01:00Z</dc:date>
    <meta:template xlink:href="Normal" xlink:type="simple"/>
    <meta:editing-cycles>2</meta:editing-cycles>
    <meta:editing-duration>PT7620S</meta:editing-duration>
    <meta:document-statistic meta:page-count="1" meta:paragraph-count="3" meta:word-count="260" meta:character-count="1739" meta:row-count="12" meta:non-whitespace-character-count="1482"/>
  </office:meta>
</office:document-meta>
</file>